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LocaleConverter.parse( Object value ,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LocaleConverter.Double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ocaleConverter.Double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